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9222" officeooo:paragraph-rsid="00119222"/>
    </style:style>
    <style:style style:name="P2" style:family="paragraph" style:parent-style-name="Standard">
      <style:text-properties officeooo:rsid="00137ab4" officeooo:paragraph-rsid="00137ab4"/>
    </style:style>
    <style:style style:name="P3" style:family="paragraph" style:parent-style-name="Standard">
      <style:text-properties officeooo:rsid="0015f8ef" officeooo:paragraph-rsid="0015f8ef"/>
    </style:style>
    <style:style style:name="P4" style:family="paragraph" style:parent-style-name="Standard">
      <style:text-properties officeooo:rsid="00196442" officeooo:paragraph-rsid="00196442"/>
    </style:style>
    <style:style style:name="P5" style:family="paragraph" style:parent-style-name="Standard">
      <style:text-properties officeooo:rsid="001b2310" officeooo:paragraph-rsid="001b2310"/>
    </style:style>
    <style:style style:name="P6" style:family="paragraph" style:parent-style-name="Standard">
      <style:text-properties officeooo:rsid="0017a019" officeooo:paragraph-rsid="0017a019"/>
    </style:style>
    <style:style style:name="P7" style:family="paragraph" style:parent-style-name="Standard">
      <style:text-properties officeooo:rsid="0024990c" officeooo:paragraph-rsid="0024990c"/>
    </style:style>
    <style:style style:name="P8" style:family="paragraph" style:parent-style-name="Standard">
      <style:text-properties officeooo:rsid="0028574c" officeooo:paragraph-rsid="0028574c"/>
    </style:style>
    <style:style style:name="P9" style:family="paragraph" style:parent-style-name="Standard">
      <style:text-properties officeooo:rsid="0031288e" officeooo:paragraph-rsid="0031288e"/>
    </style:style>
    <style:style style:name="P10" style:family="paragraph" style:parent-style-name="Standard">
      <style:text-properties fo:font-weight="bold" officeooo:rsid="005d2593" officeooo:paragraph-rsid="005d2593" style:font-weight-asian="bold" style:font-weight-complex="bold"/>
    </style:style>
    <style:style style:name="P11" style:family="paragraph" style:parent-style-name="Standard">
      <style:text-properties fo:font-weight="bold" officeooo:rsid="0015f8ef" officeooo:paragraph-rsid="0015f8ef" style:font-weight-asian="bold" style:font-weight-complex="bold"/>
    </style:style>
    <style:style style:name="P12" style:family="paragraph" style:parent-style-name="Standard">
      <style:text-properties fo:font-weight="bold" officeooo:rsid="00675fcf" officeooo:paragraph-rsid="006cf5b2" style:font-weight-asian="bold" style:font-weight-complex="bold"/>
    </style:style>
    <style:style style:name="P13" style:family="paragraph" style:parent-style-name="Standard">
      <style:text-properties fo:font-weight="bold" officeooo:rsid="00675fcf" officeooo:paragraph-rsid="006ddaa0" style:font-weight-asian="bold" style:font-weight-complex="bold"/>
    </style:style>
    <style:style style:name="P14" style:family="paragraph" style:parent-style-name="Standard">
      <style:text-properties fo:font-weight="bold" officeooo:rsid="00675fcf" officeooo:paragraph-rsid="0070e809" style:font-weight-asian="bold" style:font-weight-complex="bold"/>
    </style:style>
    <style:style style:name="P15" style:family="paragraph" style:parent-style-name="Standard">
      <style:text-properties fo:font-weight="bold" officeooo:rsid="00675fcf" officeooo:paragraph-rsid="006ef547" style:font-weight-asian="bold" style:font-weight-complex="bold"/>
    </style:style>
    <style:style style:name="P16" style:family="paragraph" style:parent-style-name="Standard">
      <style:text-properties fo:font-weight="bold" officeooo:rsid="00675fcf" officeooo:paragraph-rsid="00723a10" style:font-weight-asian="bold" style:font-weight-complex="bold"/>
    </style:style>
    <style:style style:name="P17" style:family="paragraph" style:parent-style-name="Standard">
      <style:text-properties fo:font-weight="bold" officeooo:rsid="00675fcf" officeooo:paragraph-rsid="0072596c" style:font-weight-asian="bold" style:font-weight-complex="bold"/>
    </style:style>
    <style:style style:name="P18" style:family="paragraph" style:parent-style-name="Standard">
      <style:text-properties fo:font-weight="bold" officeooo:rsid="00675fcf" officeooo:paragraph-rsid="0073dcae" style:font-weight-asian="bold" style:font-weight-complex="bold"/>
    </style:style>
    <style:style style:name="P19" style:family="paragraph" style:parent-style-name="Standard">
      <style:text-properties fo:font-weight="bold" officeooo:rsid="00675fcf" officeooo:paragraph-rsid="007678d4" style:font-weight-asian="bold" style:font-weight-complex="bold"/>
    </style:style>
    <style:style style:name="P20" style:family="paragraph" style:parent-style-name="Standard">
      <style:text-properties fo:font-weight="bold" officeooo:rsid="00675fcf" officeooo:paragraph-rsid="0076e358" style:font-weight-asian="bold" style:font-weight-complex="bold"/>
    </style:style>
    <style:style style:name="P21" style:family="paragraph" style:parent-style-name="Standard">
      <style:text-properties fo:font-weight="bold" officeooo:rsid="00675fcf" officeooo:paragraph-rsid="00773808" style:font-weight-asian="bold" style:font-weight-complex="bold"/>
    </style:style>
    <style:style style:name="P22" style:family="paragraph" style:parent-style-name="Standard">
      <style:text-properties fo:font-weight="bold" officeooo:rsid="00675fcf" officeooo:paragraph-rsid="007753e3" style:font-weight-asian="bold" style:font-weight-complex="bold"/>
    </style:style>
    <style:style style:name="P23" style:family="paragraph" style:parent-style-name="Standard">
      <style:text-properties fo:font-weight="bold" officeooo:rsid="00675fcf" officeooo:paragraph-rsid="00786af2" style:font-weight-asian="bold" style:font-weight-complex="bold"/>
    </style:style>
    <style:style style:name="P24" style:family="paragraph" style:parent-style-name="Standard">
      <style:text-properties fo:font-weight="bold" officeooo:rsid="00675fcf" officeooo:paragraph-rsid="0079b6ed" style:font-weight-asian="bold" style:font-weight-complex="bold"/>
    </style:style>
    <style:style style:name="P25" style:family="paragraph" style:parent-style-name="Standard">
      <style:text-properties fo:font-weight="bold" officeooo:rsid="00675fcf" officeooo:paragraph-rsid="007b17f2" style:font-weight-asian="bold" style:font-weight-complex="bold"/>
    </style:style>
    <style:style style:name="P26" style:family="paragraph" style:parent-style-name="Standard">
      <style:text-properties fo:font-weight="bold" officeooo:rsid="00675fcf" officeooo:paragraph-rsid="007ce46f" style:font-weight-asian="bold" style:font-weight-complex="bold"/>
    </style:style>
    <style:style style:name="P27" style:family="paragraph" style:parent-style-name="Standard">
      <style:text-properties fo:font-weight="bold" officeooo:rsid="00675fcf" officeooo:paragraph-rsid="007d1d00" style:font-weight-asian="bold" style:font-weight-complex="bold"/>
    </style:style>
    <style:style style:name="P28" style:family="paragraph" style:parent-style-name="Standard">
      <style:text-properties fo:font-weight="bold" officeooo:rsid="00675fcf" officeooo:paragraph-rsid="007f063f" style:font-weight-asian="bold" style:font-weight-complex="bold"/>
    </style:style>
    <style:style style:name="P29" style:family="paragraph" style:parent-style-name="Standard">
      <style:text-properties fo:font-weight="bold" officeooo:rsid="00675fcf" officeooo:paragraph-rsid="0081823f" style:font-weight-asian="bold" style:font-weight-complex="bold"/>
    </style:style>
    <style:style style:name="P30" style:family="paragraph" style:parent-style-name="Standard">
      <style:text-properties fo:font-weight="bold" officeooo:rsid="00675fcf" officeooo:paragraph-rsid="008b2cb0" style:font-weight-asian="bold" style:font-weight-complex="bold"/>
    </style:style>
    <style:style style:name="P31" style:family="paragraph" style:parent-style-name="Standard">
      <style:text-properties fo:font-weight="bold" officeooo:rsid="00675fcf" officeooo:paragraph-rsid="008cfa80" style:font-weight-asian="bold" style:font-weight-complex="bold"/>
    </style:style>
    <style:style style:name="P32" style:family="paragraph" style:parent-style-name="Standard">
      <style:text-properties fo:font-weight="bold" officeooo:rsid="00675fcf" officeooo:paragraph-rsid="008e15c3" style:font-weight-asian="bold" style:font-weight-complex="bold"/>
    </style:style>
    <style:style style:name="P33" style:family="paragraph" style:parent-style-name="Standard">
      <style:text-properties fo:font-weight="bold" officeooo:rsid="00675fcf" officeooo:paragraph-rsid="008f49ed" style:font-weight-asian="bold" style:font-weight-complex="bold"/>
    </style:style>
    <style:style style:name="P34" style:family="paragraph" style:parent-style-name="Standard">
      <style:text-properties fo:font-weight="bold" officeooo:rsid="00675fcf" officeooo:paragraph-rsid="009054d2" style:font-weight-asian="bold" style:font-weight-complex="bold"/>
    </style:style>
    <style:style style:name="P35" style:family="paragraph" style:parent-style-name="Standard">
      <style:text-properties fo:font-weight="bold" officeooo:rsid="00675fcf" officeooo:paragraph-rsid="0090ca7e" style:font-weight-asian="bold" style:font-weight-complex="bold"/>
    </style:style>
    <style:style style:name="P36" style:family="paragraph" style:parent-style-name="Standard">
      <style:text-properties fo:font-weight="bold" officeooo:rsid="00675fcf" officeooo:paragraph-rsid="00924255" style:font-weight-asian="bold" style:font-weight-complex="bold"/>
    </style:style>
    <style:style style:name="P37" style:family="paragraph" style:parent-style-name="Standard">
      <style:text-properties fo:font-weight="bold" officeooo:rsid="00675fcf" officeooo:paragraph-rsid="00943cf6" style:font-weight-asian="bold" style:font-weight-complex="bold"/>
    </style:style>
    <style:style style:name="P38" style:family="paragraph" style:parent-style-name="Standard">
      <style:text-properties fo:font-weight="bold" officeooo:rsid="00675fcf" officeooo:paragraph-rsid="0095a1c1" style:font-weight-asian="bold" style:font-weight-complex="bold"/>
    </style:style>
    <style:style style:name="P39" style:family="paragraph" style:parent-style-name="Standard">
      <style:text-properties fo:font-weight="bold" officeooo:rsid="00675fcf" officeooo:paragraph-rsid="0095f70d" style:font-weight-asian="bold" style:font-weight-complex="bold"/>
    </style:style>
    <style:style style:name="P40" style:family="paragraph" style:parent-style-name="Standard">
      <style:text-properties fo:font-weight="bold" officeooo:rsid="00675fcf" officeooo:paragraph-rsid="0096a85f" style:font-weight-asian="bold" style:font-weight-complex="bold"/>
    </style:style>
    <style:style style:name="P41" style:family="paragraph" style:parent-style-name="Standard">
      <style:text-properties fo:font-weight="bold" officeooo:rsid="00675fcf" officeooo:paragraph-rsid="009a82df" style:font-weight-asian="bold" style:font-weight-complex="bold"/>
    </style:style>
    <style:style style:name="P42" style:family="paragraph" style:parent-style-name="Standard">
      <style:text-properties fo:font-weight="bold" officeooo:rsid="00675fcf" officeooo:paragraph-rsid="009c3ae2" style:font-weight-asian="bold" style:font-weight-complex="bold"/>
    </style:style>
    <style:style style:name="P43" style:family="paragraph" style:parent-style-name="Standard">
      <style:text-properties fo:font-weight="bold" officeooo:rsid="00675fcf" officeooo:paragraph-rsid="009c8ac3" style:font-weight-asian="bold" style:font-weight-complex="bold"/>
    </style:style>
    <style:style style:name="P44" style:family="paragraph" style:parent-style-name="Standard">
      <style:text-properties fo:font-weight="bold" officeooo:rsid="00675fcf" officeooo:paragraph-rsid="009d7c2d" style:font-weight-asian="bold" style:font-weight-complex="bold"/>
    </style:style>
    <style:style style:name="P45" style:family="paragraph" style:parent-style-name="Standard">
      <style:text-properties fo:font-weight="bold" officeooo:rsid="00675fcf" officeooo:paragraph-rsid="009dea22" style:font-weight-asian="bold" style:font-weight-complex="bold"/>
    </style:style>
    <style:style style:name="P46" style:family="paragraph" style:parent-style-name="Standard">
      <style:text-properties fo:font-weight="bold" officeooo:rsid="00675fcf" officeooo:paragraph-rsid="009f3387" style:font-weight-asian="bold" style:font-weight-complex="bold"/>
    </style:style>
    <style:style style:name="P47" style:family="paragraph" style:parent-style-name="Standard">
      <style:text-properties fo:font-weight="bold" officeooo:rsid="00675fcf" officeooo:paragraph-rsid="00a17093" style:font-weight-asian="bold" style:font-weight-complex="bold"/>
    </style:style>
    <style:style style:name="P48" style:family="paragraph" style:parent-style-name="Standard">
      <style:text-properties fo:font-weight="bold" officeooo:rsid="00675fcf" officeooo:paragraph-rsid="00a35e9d" style:font-weight-asian="bold" style:font-weight-complex="bold"/>
    </style:style>
    <style:style style:name="P49" style:family="paragraph" style:parent-style-name="Standard">
      <style:text-properties fo:font-weight="bold" officeooo:rsid="00675fcf" officeooo:paragraph-rsid="00a53ba6" style:font-weight-asian="bold" style:font-weight-complex="bold"/>
    </style:style>
    <style:style style:name="P50" style:family="paragraph" style:parent-style-name="Standard">
      <style:text-properties fo:font-weight="bold" officeooo:rsid="00675fcf" officeooo:paragraph-rsid="00a7a804" style:font-weight-asian="bold" style:font-weight-complex="bold"/>
    </style:style>
    <style:style style:name="P51" style:family="paragraph" style:parent-style-name="Standard">
      <style:text-properties fo:font-weight="bold" officeooo:rsid="00675fcf" officeooo:paragraph-rsid="00a819a2" style:font-weight-asian="bold" style:font-weight-complex="bold"/>
    </style:style>
    <style:style style:name="P52" style:family="paragraph" style:parent-style-name="Standard">
      <style:text-properties fo:font-weight="bold" officeooo:rsid="00675fcf" officeooo:paragraph-rsid="00a867b5" style:font-weight-asian="bold" style:font-weight-complex="bold"/>
    </style:style>
    <style:style style:name="P53" style:family="paragraph" style:parent-style-name="Standard">
      <style:text-properties fo:font-weight="bold" officeooo:rsid="00675fcf" officeooo:paragraph-rsid="00ae5498" style:font-weight-asian="bold" style:font-weight-complex="bold"/>
    </style:style>
    <style:style style:name="P54" style:family="paragraph" style:parent-style-name="Standard">
      <style:text-properties fo:font-weight="bold" officeooo:rsid="00675fcf" officeooo:paragraph-rsid="00af622a" style:font-weight-asian="bold" style:font-weight-complex="bold"/>
    </style:style>
    <style:style style:name="P55" style:family="paragraph" style:parent-style-name="Standard">
      <style:text-properties officeooo:rsid="003a3930" officeooo:paragraph-rsid="003a3930"/>
    </style:style>
    <style:style style:name="P56" style:family="paragraph" style:parent-style-name="Standard">
      <style:text-properties fo:font-weight="normal" officeooo:rsid="00451f0f" officeooo:paragraph-rsid="00451f0f" style:font-weight-asian="normal" style:font-weight-complex="normal"/>
    </style:style>
    <style:style style:name="P57" style:family="paragraph" style:parent-style-name="Standard">
      <style:text-properties fo:font-size="15pt" fo:font-weight="bold" officeooo:rsid="00451f0f" officeooo:paragraph-rsid="00451f0f" style:font-size-asian="15pt" style:font-weight-asian="bold" style:font-size-complex="15pt" style:font-weight-complex="bold"/>
    </style:style>
    <style:style style:name="P58" style:family="paragraph" style:parent-style-name="Standard">
      <style:text-properties officeooo:rsid="0068b0ba" officeooo:paragraph-rsid="0068b0ba"/>
    </style:style>
    <style:style style:name="P59" style:family="paragraph" style:parent-style-name="Standard">
      <style:text-properties officeooo:rsid="0068b0ba" officeooo:paragraph-rsid="006ad8ac"/>
    </style:style>
    <style:style style:name="P60" style:family="paragraph" style:parent-style-name="Standard">
      <style:text-properties fo:font-size="14pt" fo:font-weight="bold" officeooo:rsid="00451f0f" officeooo:paragraph-rsid="00451f0f" style:font-size-asian="14pt" style:font-weight-asian="bold" style:font-size-complex="14pt" style:font-weight-complex="bold"/>
    </style:style>
    <style:style style:name="P61" style:family="paragraph" style:parent-style-name="Standard">
      <style:text-properties fo:font-size="14pt" fo:font-weight="bold" officeooo:rsid="004a750e" officeooo:paragraph-rsid="004a750e" style:font-size-asian="14pt" style:font-weight-asian="bold" style:font-size-complex="14pt" style:font-weight-complex="bold"/>
    </style:style>
    <style:style style:name="P62" style:family="paragraph" style:parent-style-name="Standard">
      <style:text-properties fo:font-size="14pt" fo:font-weight="bold" officeooo:rsid="004e4987" officeooo:paragraph-rsid="004e4987" style:font-size-asian="14pt" style:font-weight-asian="bold" style:font-size-complex="14pt" style:font-weight-complex="bold"/>
    </style:style>
    <style:style style:name="P63" style:family="paragraph" style:parent-style-name="Standard">
      <style:text-properties fo:font-size="14pt" fo:font-weight="bold" officeooo:rsid="00623b32" officeooo:paragraph-rsid="00623b32" style:font-size-asian="14pt" style:font-weight-asian="bold" style:font-size-complex="14pt" style:font-weight-complex="bold"/>
    </style:style>
    <style:style style:name="P64" style:family="paragraph" style:parent-style-name="Standard">
      <style:text-properties fo:font-size="14pt" fo:font-weight="bold" officeooo:rsid="00675fcf" officeooo:paragraph-rsid="00675fcf" style:font-size-asian="14pt" style:font-weight-asian="bold" style:font-size-complex="14pt" style:font-weight-complex="bold"/>
    </style:style>
    <style:style style:name="P65" style:family="paragraph" style:parent-style-name="Standard">
      <style:text-properties fo:font-size="14pt" fo:font-weight="bold" officeooo:rsid="0024990c" officeooo:paragraph-rsid="0024990c" style:font-size-asian="14pt" style:font-weight-asian="bold" style:font-size-complex="14pt" style:font-weight-complex="bold"/>
    </style:style>
    <style:style style:name="P66" style:family="paragraph" style:parent-style-name="Standard">
      <style:text-properties fo:font-size="14pt" fo:font-weight="bold" officeooo:rsid="005154d8" officeooo:paragraph-rsid="005154d8" style:font-size-asian="14pt" style:font-weight-asian="bold" style:font-size-complex="14pt" style:font-weight-complex="bold"/>
    </style:style>
    <style:style style:name="P67" style:family="paragraph" style:parent-style-name="Standard">
      <style:text-properties fo:font-size="14pt" fo:font-style="italic" fo:font-weight="bold" officeooo:rsid="0055ebce" officeooo:paragraph-rsid="0055ebce" style:font-size-asian="14pt" style:font-style-asian="italic" style:font-weight-asian="bold" style:font-size-complex="14pt" style:font-style-complex="italic" style:font-weight-complex="bold"/>
    </style:style>
    <style:style style:name="P68" style:family="paragraph" style:parent-style-name="Standard">
      <style:text-properties fo:font-size="14pt" fo:font-style="italic" fo:font-weight="normal" officeooo:rsid="004e70ae" officeooo:paragraph-rsid="004e4987" style:font-size-asian="14pt" style:font-style-asian="italic" style:font-weight-asian="normal" style:font-size-complex="14pt" style:font-style-complex="italic" style:font-weight-complex="normal"/>
    </style:style>
    <style:style style:name="P69" style:family="paragraph" style:parent-style-name="Standard">
      <style:text-properties fo:font-size="14pt" fo:font-style="italic" fo:font-weight="normal" officeooo:rsid="005154d8" officeooo:paragraph-rsid="005154d8" style:font-size-asian="14pt" style:font-style-asian="italic" style:font-weight-asian="normal" style:font-size-complex="14pt" style:font-style-complex="italic" style:font-weight-complex="normal"/>
    </style:style>
    <style:style style:name="P70" style:family="paragraph" style:parent-style-name="Standard">
      <style:text-properties fo:font-size="14pt" fo:font-style="italic" fo:font-weight="normal" officeooo:rsid="0053f62c" officeooo:paragraph-rsid="0053f62c" style:font-size-asian="14pt" style:font-style-asian="italic" style:font-weight-asian="normal" style:font-size-complex="14pt" style:font-style-complex="italic" style:font-weight-complex="normal"/>
    </style:style>
    <style:style style:name="P71" style:family="paragraph" style:parent-style-name="Standard">
      <style:text-properties fo:font-size="14pt" officeooo:rsid="0015f8ef" officeooo:paragraph-rsid="0015f8ef" style:font-size-asian="14pt" style:font-size-complex="14pt"/>
    </style:style>
    <style:style style:name="P72" style:family="paragraph" style:parent-style-name="Standard">
      <style:text-properties fo:font-size="14pt" officeooo:rsid="00178402" officeooo:paragraph-rsid="00178402" style:font-size-asian="14pt" style:font-size-complex="14pt"/>
    </style:style>
    <style:style style:name="P73" style:family="paragraph" style:parent-style-name="Standard">
      <style:text-properties fo:font-size="14pt" officeooo:rsid="001b2310" officeooo:paragraph-rsid="001b2310" style:font-size-asian="14pt" style:font-size-complex="14pt"/>
    </style:style>
    <style:style style:name="P74" style:family="paragraph" style:parent-style-name="Standard">
      <style:text-properties fo:font-size="14pt" officeooo:rsid="0013e02f" officeooo:paragraph-rsid="0013e02f" style:font-size-asian="14pt" style:font-size-complex="14pt"/>
    </style:style>
    <style:style style:name="P75" style:family="paragraph" style:parent-style-name="Standard">
      <style:text-properties fo:font-size="14pt" officeooo:rsid="001c9bb5" officeooo:paragraph-rsid="001c9bb5" style:font-size-asian="14pt" style:font-size-complex="14pt"/>
    </style:style>
    <style:style style:name="P76" style:family="paragraph" style:parent-style-name="Standard">
      <style:text-properties fo:font-size="14pt" officeooo:rsid="00206988" officeooo:paragraph-rsid="00206988" style:font-size-asian="14pt" style:font-size-complex="14pt"/>
    </style:style>
    <style:style style:name="P77" style:family="paragraph" style:parent-style-name="Standard">
      <style:text-properties fo:font-size="14pt" officeooo:rsid="002097f8" officeooo:paragraph-rsid="002097f8" style:font-size-asian="14pt" style:font-size-complex="14pt"/>
    </style:style>
    <style:style style:name="P78" style:family="paragraph" style:parent-style-name="Standard">
      <style:text-properties fo:font-size="14pt" officeooo:rsid="0017a019" officeooo:paragraph-rsid="0017a019" style:font-size-asian="14pt" style:font-size-complex="14pt"/>
    </style:style>
    <style:style style:name="P79" style:family="paragraph" style:parent-style-name="Standard">
      <style:text-properties fo:font-size="14pt" officeooo:rsid="0024990c" officeooo:paragraph-rsid="0024990c" style:font-size-asian="14pt" style:font-size-complex="14pt"/>
    </style:style>
    <style:style style:name="P80" style:family="paragraph" style:parent-style-name="Standard">
      <style:text-properties fo:font-size="14pt" officeooo:rsid="00263b3c" officeooo:paragraph-rsid="00263b3c" style:font-size-asian="14pt" style:font-size-complex="14pt"/>
    </style:style>
    <style:style style:name="P81" style:family="paragraph" style:parent-style-name="Standard">
      <style:text-properties fo:font-size="14pt" officeooo:rsid="00274fbe" officeooo:paragraph-rsid="00274fbe" style:font-size-asian="14pt" style:font-size-complex="14pt"/>
    </style:style>
    <style:style style:name="P82" style:family="paragraph" style:parent-style-name="Standard">
      <style:text-properties fo:font-size="14pt" officeooo:rsid="0028574c" officeooo:paragraph-rsid="0028574c" style:font-size-asian="14pt" style:font-size-complex="14pt"/>
    </style:style>
    <style:style style:name="P83" style:family="paragraph" style:parent-style-name="Standard">
      <style:text-properties fo:font-size="14pt" officeooo:rsid="0028574c" officeooo:paragraph-rsid="002f511c" style:font-size-asian="14pt" style:font-size-complex="14pt"/>
    </style:style>
    <style:style style:name="P84" style:family="paragraph" style:parent-style-name="Standard">
      <style:text-properties fo:font-size="14pt" officeooo:rsid="0031288e" officeooo:paragraph-rsid="0031288e" style:font-size-asian="14pt" style:font-size-complex="14pt"/>
    </style:style>
    <style:style style:name="P85" style:family="paragraph" style:parent-style-name="Standard">
      <style:text-properties fo:font-size="14pt" officeooo:rsid="003a3930" officeooo:paragraph-rsid="003a3930" style:font-size-asian="14pt" style:font-size-complex="14pt"/>
    </style:style>
    <style:style style:name="P86" style:family="paragraph" style:parent-style-name="Standard">
      <style:text-properties fo:font-size="14pt" officeooo:rsid="006347d1" officeooo:paragraph-rsid="006347d1" style:font-size-asian="14pt" style:font-size-complex="14pt"/>
    </style:style>
    <style:style style:name="P87" style:family="paragraph" style:parent-style-name="Standard">
      <style:text-properties fo:font-size="14pt" officeooo:rsid="00651b06" officeooo:paragraph-rsid="00651b06" style:font-size-asian="14pt" style:font-size-complex="14pt"/>
    </style:style>
    <style:style style:name="P88" style:family="paragraph" style:parent-style-name="Standard">
      <style:text-properties fo:font-size="14pt" officeooo:rsid="00654def" officeooo:paragraph-rsid="00654def" style:font-size-asian="14pt" style:font-size-complex="14pt"/>
    </style:style>
    <style:style style:name="P89" style:family="paragraph" style:parent-style-name="Standard">
      <style:text-properties fo:font-size="14pt" officeooo:rsid="006780ee" officeooo:paragraph-rsid="006780ee" style:font-size-asian="14pt" style:font-size-complex="14pt"/>
    </style:style>
    <style:style style:name="P90" style:family="paragraph" style:parent-style-name="Standard">
      <style:text-properties fo:font-size="14pt" officeooo:rsid="0068b0ba" officeooo:paragraph-rsid="0068b0ba" style:font-size-asian="14pt" style:font-size-complex="14pt"/>
    </style:style>
    <style:style style:name="P91" style:family="paragraph" style:parent-style-name="Standard">
      <style:text-properties fo:font-size="14pt" officeooo:rsid="00119222" officeooo:paragraph-rsid="00119222" style:font-size-asian="14pt" style:font-size-complex="14pt"/>
    </style:style>
    <style:style style:name="P92" style:family="paragraph" style:parent-style-name="Standard">
      <style:text-properties fo:font-size="14pt" fo:font-weight="normal" officeooo:rsid="00451f0f" officeooo:paragraph-rsid="00451f0f" style:font-size-asian="14pt" style:font-weight-asian="normal" style:font-size-complex="14pt" style:font-weight-complex="normal"/>
    </style:style>
    <style:style style:name="P93" style:family="paragraph" style:parent-style-name="Standard">
      <style:text-properties fo:font-size="14pt" fo:font-weight="normal" officeooo:rsid="0055f907" officeooo:paragraph-rsid="0055f907" style:font-size-asian="14pt" style:font-weight-asian="normal" style:font-size-complex="14pt" style:font-weight-complex="normal"/>
    </style:style>
    <style:style style:name="P94" style:family="paragraph" style:parent-style-name="Standard">
      <style:text-properties officeooo:paragraph-rsid="008cfa80"/>
    </style:style>
    <style:style style:name="P95" style:family="paragraph" style:parent-style-name="Standard">
      <style:text-properties fo:font-weight="bold" officeooo:rsid="00675fcf" officeooo:paragraph-rsid="00ae5498" style:font-weight-asian="bold" style:font-weight-complex="bold"/>
    </style:style>
    <style:style style:name="P96" style:family="paragraph" style:parent-style-name="Standard">
      <style:text-properties fo:font-weight="bold" officeooo:rsid="00675fcf" officeooo:paragraph-rsid="00afafdb" style:font-weight-asian="bold" style:font-weight-complex="bold"/>
    </style:style>
    <style:style style:name="T1" style:family="text">
      <style:text-properties officeooo:rsid="00137ab4"/>
    </style:style>
    <style:style style:name="T2" style:family="text">
      <style:text-properties officeooo:rsid="001e78f2"/>
    </style:style>
    <style:style style:name="T3" style:family="text">
      <style:text-properties officeooo:rsid="0021c554"/>
    </style:style>
    <style:style style:name="T4" style:family="text">
      <style:text-properties officeooo:rsid="0028efd4"/>
    </style:style>
    <style:style style:name="T5" style:family="text">
      <style:text-properties officeooo:rsid="00291084"/>
    </style:style>
    <style:style style:name="T6" style:family="text">
      <style:text-properties officeooo:rsid="002ad3eb"/>
    </style:style>
    <style:style style:name="T7" style:family="text">
      <style:text-properties officeooo:rsid="002da2aa"/>
    </style:style>
    <style:style style:name="T8" style:family="text">
      <style:text-properties officeooo:rsid="0032c080"/>
    </style:style>
    <style:style style:name="T9" style:family="text">
      <style:text-properties officeooo:rsid="0036992f"/>
    </style:style>
    <style:style style:name="T10" style:family="text">
      <style:text-properties officeooo:rsid="003bc82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47f5ea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4bb017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e70ae" style:font-style-asian="italic" style:font-weight-asian="normal" style:font-style-complex="italic" style:font-weight-complex="normal"/>
    </style:style>
    <style:style style:name="T17" style:family="text">
      <style:text-properties fo:font-style="italic" officeooo:rsid="004e70ae" style:font-style-asian="italic" style:font-style-complex="italic"/>
    </style:style>
    <style:style style:name="T18" style:family="text">
      <style:text-properties fo:font-style="italic" officeooo:rsid="0055a1da" style:font-style-asian="italic" style:font-style-complex="italic"/>
    </style:style>
    <style:style style:name="T19" style:family="text">
      <style:text-properties officeooo:rsid="00579748"/>
    </style:style>
    <style:style style:name="T20" style:family="text">
      <style:text-properties officeooo:rsid="00616327"/>
    </style:style>
    <style:style style:name="T21" style:family="text">
      <style:text-properties officeooo:rsid="0066aaac"/>
    </style:style>
    <style:style style:name="T22" style:family="text">
      <style:text-properties officeooo:rsid="0068d172"/>
    </style:style>
    <style:style style:name="T23" style:family="text">
      <style:text-properties officeooo:rsid="0069a469"/>
    </style:style>
    <style:style style:name="T24" style:family="text">
      <style:text-properties fo:color="#0066b3" fo:font-size="14pt" fo:background-color="#fff200" loext:char-shading-value="0" style:font-size-asian="14pt" style:font-size-complex="14pt"/>
    </style:style>
    <style:style style:name="T25" style:family="text">
      <style:text-properties style:font-name="Liberation Serif" fo:font-style="italic" fo:font-weight="normal" officeooo:rsid="0081823f" style:font-style-asian="italic" style:font-weight-asian="normal" style:font-style-complex="italic" style:font-weight-complex="normal"/>
    </style:style>
    <style:style style:name="T26" style:family="text">
      <style:text-properties style:font-name="Liberation Serif" fo:font-size="14pt" officeooo:rsid="006cf5b2" style:font-size-asian="14pt" style:font-size-complex="14pt"/>
    </style:style>
    <style:style style:name="T27" style:family="text">
      <style:text-properties style:font-name="Liberation Serif" fo:font-size="14pt" officeooo:rsid="00723a10" style:font-size-asian="14pt" style:font-size-complex="14pt"/>
    </style:style>
    <style:style style:name="T28" style:family="text">
      <style:text-properties style:font-name="Liberation Serif" fo:font-size="14pt" officeooo:rsid="0072596c" style:font-size-asian="14pt" style:font-size-complex="14pt"/>
    </style:style>
    <style:style style:name="T29" style:family="text">
      <style:text-properties style:font-name="Liberation Serif" fo:font-size="14pt" fo:font-style="italic" officeooo:rsid="00723a10" style:font-size-asian="14pt" style:font-style-asian="italic" style:font-size-complex="14pt" style:font-style-complex="italic"/>
    </style:style>
    <style:style style:name="T30" style:family="text">
      <style:text-properties style:font-name="Liberation Serif" fo:font-size="14pt" fo:font-style="italic" officeooo:rsid="008b2cb0" style:font-size-asian="14pt" style:font-style-asian="italic" style:font-size-complex="14pt" style:font-style-complex="italic"/>
    </style:style>
    <style:style style:name="T31" style:family="text">
      <style:text-properties style:font-name="Liberation Serif" fo:font-size="14pt" fo:font-style="italic" officeooo:rsid="008ca1cb" style:font-size-asian="14pt" style:font-style-asian="italic" style:font-size-complex="14pt" style:font-style-complex="italic"/>
    </style:style>
    <style:style style:name="T32" style:family="text">
      <style:text-properties style:font-name="Liberation Serif" fo:font-size="14pt" fo:font-style="italic" officeooo:rsid="00a7a804" style:font-size-asian="14pt" style:font-style-asian="italic" style:font-size-complex="14pt" style:font-style-complex="italic"/>
    </style:style>
    <style:style style:name="T33" style:family="text">
      <style:text-properties style:font-name="Liberation Serif" fo:font-size="14pt" fo:font-style="italic" officeooo:rsid="00a819a2" style:font-size-asian="14pt" style:font-style-asian="italic" style:font-size-complex="14pt" style:font-style-complex="italic"/>
    </style:style>
    <style:style style:name="T34" style:family="text">
      <style:text-properties style:font-name="Liberation Serif" fo:font-size="14pt" fo:font-style="italic" officeooo:rsid="007678d4" style:font-size-asian="14pt" style:font-style-asian="italic" style:font-size-complex="14pt" style:font-style-complex="italic"/>
    </style:style>
    <style:style style:name="T35" style:family="text">
      <style:text-properties style:font-name="Liberation Serif" fo:font-size="14pt" fo:font-style="italic" officeooo:rsid="007f063f" style:font-size-asian="14pt" style:font-style-asian="italic" style:font-size-complex="14pt" style:font-style-complex="italic"/>
    </style:style>
    <style:style style:name="T36" style:family="text">
      <style:text-properties style:font-name="Liberation Serif" fo:font-size="14pt" fo:font-style="italic" fo:font-weight="normal" officeooo:rsid="008cfa80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style:font-name="Liberation Serif" fo:font-size="14pt" fo:font-style="italic" fo:font-weight="normal" officeooo:rsid="008e15c3" style:font-size-asian="14pt" style:font-style-asian="italic" style:font-weight-asian="normal" style:font-size-complex="14pt" style:font-style-complex="italic" style:font-weight-complex="normal"/>
    </style:style>
    <style:style style:name="T38" style:family="text">
      <style:text-properties style:font-name="Liberation Serif" fo:font-size="14pt" fo:font-style="italic" fo:font-weight="normal" officeooo:rsid="008f49ed" style:font-size-asian="14pt" style:font-style-asian="italic" style:font-weight-asian="normal" style:font-size-complex="14pt" style:font-style-complex="italic" style:font-weight-complex="normal"/>
    </style:style>
    <style:style style:name="T39" style:family="text">
      <style:text-properties style:font-name="Liberation Serif" fo:font-size="14pt" fo:font-style="italic" fo:font-weight="normal" officeooo:rsid="009054d2" style:font-size-asian="14pt" style:font-style-asian="italic" style:font-weight-asian="normal" style:font-size-complex="14pt" style:font-style-complex="italic" style:font-weight-complex="normal"/>
    </style:style>
    <style:style style:name="T40" style:family="text">
      <style:text-properties style:font-name="Liberation Serif" fo:font-size="14pt" fo:font-style="italic" fo:font-weight="normal" officeooo:rsid="0090ca7e" style:font-size-asian="14pt" style:font-style-asian="italic" style:font-weight-asian="normal" style:font-size-complex="14pt" style:font-style-complex="italic" style:font-weight-complex="normal"/>
    </style:style>
    <style:style style:name="T41" style:family="text">
      <style:text-properties style:font-name="Liberation Serif" fo:font-size="14pt" fo:font-style="italic" fo:font-weight="normal" officeooo:rsid="00924255" style:font-size-asian="14pt" style:font-style-asian="italic" style:font-weight-asian="normal" style:font-size-complex="14pt" style:font-style-complex="italic" style:font-weight-complex="normal"/>
    </style:style>
    <style:style style:name="T42" style:family="text">
      <style:text-properties style:font-name="Liberation Serif" fo:font-size="14pt" fo:font-style="italic" fo:font-weight="normal" officeooo:rsid="0094337a" style:font-size-asian="14pt" style:font-style-asian="italic" style:font-weight-asian="normal" style:font-size-complex="14pt" style:font-style-complex="italic" style:font-weight-complex="normal"/>
    </style:style>
    <style:style style:name="T43" style:family="text">
      <style:text-properties style:font-name="Liberation Serif" fo:font-size="14pt" fo:font-style="italic" fo:font-weight="normal" officeooo:rsid="00943cf6" style:font-size-asian="14pt" style:font-style-asian="italic" style:font-weight-asian="normal" style:font-size-complex="14pt" style:font-style-complex="italic" style:font-weight-complex="normal"/>
    </style:style>
    <style:style style:name="T44" style:family="text">
      <style:text-properties style:font-name="Liberation Serif" fo:font-size="14pt" fo:font-style="italic" fo:font-weight="normal" officeooo:rsid="0095a1c1" style:font-size-asian="14pt" style:font-style-asian="italic" style:font-weight-asian="normal" style:font-size-complex="14pt" style:font-style-complex="italic" style:font-weight-complex="normal"/>
    </style:style>
    <style:style style:name="T45" style:family="text">
      <style:text-properties style:font-name="Liberation Serif" fo:font-size="14pt" fo:font-style="italic" fo:font-weight="normal" officeooo:rsid="0095f70d" style:font-size-asian="14pt" style:font-style-asian="italic" style:font-weight-asian="normal" style:font-size-complex="14pt" style:font-style-complex="italic" style:font-weight-complex="normal"/>
    </style:style>
    <style:style style:name="T46" style:family="text">
      <style:text-properties style:font-name="Liberation Serif" fo:font-size="14pt" fo:font-style="italic" fo:font-weight="normal" officeooo:rsid="0096a85f" style:font-size-asian="14pt" style:font-style-asian="italic" style:font-weight-asian="normal" style:font-size-complex="14pt" style:font-style-complex="italic" style:font-weight-complex="normal"/>
    </style:style>
    <style:style style:name="T47" style:family="text">
      <style:text-properties style:font-name="Liberation Serif" fo:font-size="14pt" fo:font-style="italic" fo:font-weight="normal" officeooo:rsid="0097efe5" style:font-size-asian="14pt" style:font-style-asian="italic" style:font-weight-asian="normal" style:font-size-complex="14pt" style:font-style-complex="italic" style:font-weight-complex="normal"/>
    </style:style>
    <style:style style:name="T48" style:family="text">
      <style:text-properties style:font-name="Liberation Serif" fo:font-size="14pt" fo:font-style="italic" fo:font-weight="normal" officeooo:rsid="0098b92b" style:font-size-asian="14pt" style:font-style-asian="italic" style:font-weight-asian="normal" style:font-size-complex="14pt" style:font-style-complex="italic" style:font-weight-complex="normal"/>
    </style:style>
    <style:style style:name="T49" style:family="text">
      <style:text-properties style:font-name="Liberation Serif" fo:font-size="14pt" fo:font-style="italic" fo:font-weight="normal" officeooo:rsid="009a82df" style:font-size-asian="14pt" style:font-style-asian="italic" style:font-weight-asian="normal" style:font-size-complex="14pt" style:font-style-complex="italic" style:font-weight-complex="normal"/>
    </style:style>
    <style:style style:name="T50" style:family="text">
      <style:text-properties style:font-name="Liberation Serif" fo:font-size="14pt" fo:font-style="italic" fo:font-weight="normal" officeooo:rsid="009c3ae2" style:font-size-asian="14pt" style:font-style-asian="italic" style:font-weight-asian="normal" style:font-size-complex="14pt" style:font-style-complex="italic" style:font-weight-complex="normal"/>
    </style:style>
    <style:style style:name="T51" style:family="text">
      <style:text-properties style:font-name="Liberation Serif" fo:font-size="14pt" fo:font-style="italic" fo:font-weight="normal" officeooo:rsid="009c8ac3" style:font-size-asian="14pt" style:font-style-asian="italic" style:font-weight-asian="normal" style:font-size-complex="14pt" style:font-style-complex="italic" style:font-weight-complex="normal"/>
    </style:style>
    <style:style style:name="T52" style:family="text">
      <style:text-properties style:font-name="Liberation Serif" fo:font-size="14pt" fo:font-style="italic" fo:font-weight="normal" officeooo:rsid="009d7c2d" style:font-size-asian="14pt" style:font-style-asian="italic" style:font-weight-asian="normal" style:font-size-complex="14pt" style:font-style-complex="italic" style:font-weight-complex="normal"/>
    </style:style>
    <style:style style:name="T53" style:family="text">
      <style:text-properties style:font-name="Liberation Serif" fo:font-size="14pt" fo:font-style="italic" fo:font-weight="normal" officeooo:rsid="009dea22" style:font-size-asian="14pt" style:font-style-asian="italic" style:font-weight-asian="normal" style:font-size-complex="14pt" style:font-style-complex="italic" style:font-weight-complex="normal"/>
    </style:style>
    <style:style style:name="T54" style:family="text">
      <style:text-properties style:font-name="Liberation Serif" fo:font-size="14pt" fo:font-style="italic" fo:font-weight="normal" officeooo:rsid="009f3387" style:font-size-asian="14pt" style:font-style-asian="italic" style:font-weight-asian="normal" style:font-size-complex="14pt" style:font-style-complex="italic" style:font-weight-complex="normal"/>
    </style:style>
    <style:style style:name="T55" style:family="text">
      <style:text-properties style:font-name="Liberation Serif" fo:font-size="14pt" fo:font-style="italic" fo:font-weight="normal" officeooo:rsid="009fb7b5" style:font-size-asian="14pt" style:font-style-asian="italic" style:font-weight-asian="normal" style:font-size-complex="14pt" style:font-style-complex="italic" style:font-weight-complex="normal"/>
    </style:style>
    <style:style style:name="T56" style:family="text">
      <style:text-properties style:font-name="Liberation Serif" fo:font-size="14pt" fo:font-style="italic" fo:font-weight="normal" officeooo:rsid="00a17093" style:font-size-asian="14pt" style:font-style-asian="italic" style:font-weight-asian="normal" style:font-size-complex="14pt" style:font-style-complex="italic" style:font-weight-complex="normal"/>
    </style:style>
    <style:style style:name="T57" style:family="text">
      <style:text-properties style:font-name="Liberation Serif" fo:font-size="14pt" fo:font-style="italic" fo:font-weight="normal" officeooo:rsid="00a34ff5" style:font-size-asian="14pt" style:font-style-asian="italic" style:font-weight-asian="normal" style:font-size-complex="14pt" style:font-style-complex="italic" style:font-weight-complex="normal"/>
    </style:style>
    <style:style style:name="T58" style:family="text">
      <style:text-properties style:font-name="Liberation Serif" fo:font-size="14pt" fo:font-style="italic" fo:font-weight="normal" officeooo:rsid="00a35e9d" style:font-size-asian="14pt" style:font-style-asian="italic" style:font-weight-asian="normal" style:font-size-complex="14pt" style:font-style-complex="italic" style:font-weight-complex="normal"/>
    </style:style>
    <style:style style:name="T59" style:family="text">
      <style:text-properties style:font-name="Liberation Serif" fo:font-size="14pt" fo:font-style="italic" fo:font-weight="normal" officeooo:rsid="00a53ba6" style:font-size-asian="14pt" style:font-style-asian="italic" style:font-weight-asian="normal" style:font-size-complex="14pt" style:font-style-complex="italic" style:font-weight-complex="normal"/>
    </style:style>
    <style:style style:name="T60" style:family="text">
      <style:text-properties style:font-name="Liberation Serif" fo:font-size="14pt" fo:font-style="italic" fo:font-weight="normal" officeooo:rsid="00a5f734" style:font-size-asian="14pt" style:font-style-asian="italic" style:font-weight-asian="normal" style:font-size-complex="14pt" style:font-style-complex="italic" style:font-weight-complex="normal"/>
    </style:style>
    <style:style style:name="T61" style:family="text">
      <style:text-properties style:font-name="Liberation Serif" fo:font-size="14pt" fo:font-style="italic" fo:font-weight="normal" officeooo:rsid="00a7a804" style:font-size-asian="14pt" style:font-style-asian="italic" style:font-weight-asian="normal" style:font-size-complex="14pt" style:font-style-complex="italic" style:font-weight-complex="normal"/>
    </style:style>
    <style:style style:name="T62" style:family="text">
      <style:text-properties style:font-name="Liberation Serif" fo:font-size="14pt" fo:font-style="italic" fo:font-weight="normal" officeooo:rsid="00a867b5" style:font-size-asian="14pt" style:font-style-asian="italic" style:font-weight-asian="normal" style:font-size-complex="14pt" style:font-style-complex="italic" style:font-weight-complex="normal"/>
    </style:style>
    <style:style style:name="T63" style:family="text">
      <style:text-properties style:font-name="Liberation Serif" fo:font-size="14pt" fo:font-style="italic" fo:font-weight="normal" officeooo:rsid="0072596c" style:font-size-asian="14pt" style:font-style-asian="italic" style:font-weight-asian="normal" style:font-size-complex="14pt" style:font-style-complex="italic" style:font-weight-complex="normal"/>
    </style:style>
    <style:style style:name="T64" style:family="text">
      <style:text-properties style:font-name="Liberation Serif" fo:font-size="14pt" fo:font-style="italic" fo:font-weight="normal" officeooo:rsid="0073dcae" style:font-size-asian="14pt" style:font-style-asian="italic" style:font-weight-asian="normal" style:font-size-complex="14pt" style:font-style-complex="italic" style:font-weight-complex="normal"/>
    </style:style>
    <style:style style:name="T65" style:family="text">
      <style:text-properties style:font-name="Liberation Serif" fo:font-size="14pt" fo:font-style="italic" fo:font-weight="normal" officeooo:rsid="007678d4" style:font-size-asian="14pt" style:font-style-asian="italic" style:font-weight-asian="normal" style:font-size-complex="14pt" style:font-style-complex="italic" style:font-weight-complex="normal"/>
    </style:style>
    <style:style style:name="T66" style:family="text">
      <style:text-properties style:font-name="Liberation Serif" fo:font-size="14pt" fo:font-style="italic" fo:font-weight="normal" officeooo:rsid="0076e358" style:font-size-asian="14pt" style:font-style-asian="italic" style:font-weight-asian="normal" style:font-size-complex="14pt" style:font-style-complex="italic" style:font-weight-complex="normal"/>
    </style:style>
    <style:style style:name="T67" style:family="text">
      <style:text-properties style:font-name="Liberation Serif" fo:font-size="14pt" fo:font-style="italic" fo:font-weight="normal" officeooo:rsid="00773808" style:font-size-asian="14pt" style:font-style-asian="italic" style:font-weight-asian="normal" style:font-size-complex="14pt" style:font-style-complex="italic" style:font-weight-complex="normal"/>
    </style:style>
    <style:style style:name="T68" style:family="text">
      <style:text-properties style:font-name="Liberation Serif" fo:font-size="14pt" fo:font-style="italic" fo:font-weight="normal" officeooo:rsid="007753e3" style:font-size-asian="14pt" style:font-style-asian="italic" style:font-weight-asian="normal" style:font-size-complex="14pt" style:font-style-complex="italic" style:font-weight-complex="normal"/>
    </style:style>
    <style:style style:name="T69" style:family="text">
      <style:text-properties style:font-name="Liberation Serif" fo:font-size="14pt" fo:font-style="italic" fo:font-weight="normal" officeooo:rsid="0078654f" style:font-size-asian="14pt" style:font-style-asian="italic" style:font-weight-asian="normal" style:font-size-complex="14pt" style:font-style-complex="italic" style:font-weight-complex="normal"/>
    </style:style>
    <style:style style:name="T70" style:family="text">
      <style:text-properties style:font-name="Liberation Serif" fo:font-size="14pt" fo:font-style="italic" fo:font-weight="normal" officeooo:rsid="00786af2" style:font-size-asian="14pt" style:font-style-asian="italic" style:font-weight-asian="normal" style:font-size-complex="14pt" style:font-style-complex="italic" style:font-weight-complex="normal"/>
    </style:style>
    <style:style style:name="T71" style:family="text">
      <style:text-properties style:font-name="Liberation Serif" fo:font-size="14pt" fo:font-style="italic" fo:font-weight="normal" officeooo:rsid="0079b6ed" style:font-size-asian="14pt" style:font-style-asian="italic" style:font-weight-asian="normal" style:font-size-complex="14pt" style:font-style-complex="italic" style:font-weight-complex="normal"/>
    </style:style>
    <style:style style:name="T72" style:family="text">
      <style:text-properties style:font-name="Liberation Serif" fo:font-size="14pt" fo:font-style="italic" fo:font-weight="normal" officeooo:rsid="007a7f79" style:font-size-asian="14pt" style:font-style-asian="italic" style:font-weight-asian="normal" style:font-size-complex="14pt" style:font-style-complex="italic" style:font-weight-complex="normal"/>
    </style:style>
    <style:style style:name="T73" style:family="text">
      <style:text-properties style:font-name="Liberation Serif" fo:font-size="14pt" fo:font-style="italic" fo:font-weight="normal" officeooo:rsid="007b17f2" style:font-size-asian="14pt" style:font-style-asian="italic" style:font-weight-asian="normal" style:font-size-complex="14pt" style:font-style-complex="italic" style:font-weight-complex="normal"/>
    </style:style>
    <style:style style:name="T74" style:family="text">
      <style:text-properties style:font-name="Liberation Serif" fo:font-size="14pt" fo:font-style="italic" fo:font-weight="normal" officeooo:rsid="007ce46f" style:font-size-asian="14pt" style:font-style-asian="italic" style:font-weight-asian="normal" style:font-size-complex="14pt" style:font-style-complex="italic" style:font-weight-complex="normal"/>
    </style:style>
    <style:style style:name="T75" style:family="text">
      <style:text-properties style:font-name="Liberation Serif" fo:font-size="14pt" fo:font-style="italic" fo:font-weight="normal" officeooo:rsid="007d1d00" style:font-size-asian="14pt" style:font-style-asian="italic" style:font-weight-asian="normal" style:font-size-complex="14pt" style:font-style-complex="italic" style:font-weight-complex="normal"/>
    </style:style>
    <style:style style:name="T76" style:family="text">
      <style:text-properties style:font-name="Liberation Serif" fo:font-size="14pt" fo:font-style="italic" fo:font-weight="normal" officeooo:rsid="007f063f" style:font-size-asian="14pt" style:font-style-asian="italic" style:font-weight-asian="normal" style:font-size-complex="14pt" style:font-style-complex="italic" style:font-weight-complex="normal"/>
    </style:style>
    <style:style style:name="T77" style:family="text">
      <style:text-properties style:font-name="Liberation Serif" fo:font-size="14pt" fo:font-style="italic" fo:font-weight="normal" officeooo:rsid="0081823f" style:font-size-asian="14pt" style:font-style-asian="italic" style:font-weight-asian="normal" style:font-size-complex="14pt" style:font-style-complex="italic" style:font-weight-complex="normal"/>
    </style:style>
    <style:style style:name="T78" style:family="text">
      <style:text-properties style:font-name="Liberation Serif" fo:font-size="14pt" fo:font-style="italic" fo:font-weight="normal" officeooo:rsid="00ae5498" style:font-size-asian="14pt" style:font-style-asian="italic" style:font-weight-asian="normal" style:font-size-complex="14pt" style:font-style-complex="italic" style:font-weight-complex="normal"/>
    </style:style>
    <style:style style:name="T79" style:family="text">
      <style:text-properties style:font-name="Liberation Serif" fo:font-size="14pt" fo:font-style="italic" fo:font-weight="normal" officeooo:rsid="00af622a" style:font-size-asian="14pt" style:font-style-asian="italic" style:font-weight-asian="normal" style:font-size-complex="14pt" style:font-style-complex="italic" style:font-weight-complex="normal"/>
    </style:style>
    <style:style style:name="T80" style:family="text">
      <style:text-properties style:font-name="Liberation Serif" fo:font-size="14pt" fo:font-style="italic" fo:font-weight="normal" officeooo:rsid="00afafdb" style:font-size-asian="14pt" style:font-style-asian="italic" style:font-weight-asian="normal" style:font-size-complex="14pt" style:font-style-complex="italic" style:font-weight-complex="normal"/>
    </style:style>
    <style:style style:name="T81" style:family="text">
      <style:text-properties style:font-name="Liberation Serif" fo:font-size="14pt" fo:font-weight="normal" officeooo:rsid="006cf5b2" style:font-size-asian="14pt" style:font-weight-asian="normal" style:font-size-complex="14pt" style:font-weight-complex="normal"/>
    </style:style>
    <style:style style:name="T82" style:family="text">
      <style:text-properties style:font-name="Liberation Serif" fo:font-size="14pt" fo:font-weight="normal" officeooo:rsid="0070e809" style:font-size-asian="14pt" style:font-weight-asian="normal" style:font-size-complex="14pt" style:font-weight-complex="normal"/>
    </style:style>
    <style:style style:name="T83" style:family="text">
      <style:text-properties style:font-name="Liberation Serif" fo:font-size="14pt" fo:font-weight="normal" officeooo:rsid="008ae113" style:font-size-asian="14pt" style:font-weight-asian="normal" style:font-size-complex="14pt" style:font-weight-complex="normal"/>
    </style:style>
    <style:style style:name="T84" style:family="text">
      <style:text-properties style:font-name="Liberation Serif" fo:font-size="14pt" fo:font-weight="normal" officeooo:rsid="006ddaa0" style:font-size-asian="14pt" style:font-weight-asian="normal" style:font-size-complex="14pt" style:font-weight-complex="normal"/>
    </style:style>
    <style:style style:name="T85" style:family="text">
      <style:text-properties style:font-name="Liberation Serif" fo:font-size="14pt" fo:font-weight="normal" officeooo:rsid="006ef547" style:font-size-asian="14pt" style:font-weight-asian="normal" style:font-size-complex="14pt" style:font-weight-complex="normal"/>
    </style:style>
    <style:style style:name="T86" style:family="text">
      <style:text-properties style:font-name="Liberation Serif" fo:font-size="14pt" fo:font-weight="normal" officeooo:rsid="0072596c" style:font-size-asian="14pt" style:font-weight-asian="normal" style:font-size-complex="14pt" style:font-weight-complex="normal"/>
    </style:style>
    <style:style style:name="T87" style:family="text">
      <style:text-properties fo:font-size="14pt" style:font-size-asian="14pt" style:font-size-complex="14pt"/>
    </style:style>
    <style:style style:name="T88" style:family="text">
      <style:text-properties fo:font-size="14pt" officeooo:rsid="0013e02f" style:font-size-asian="14pt" style:font-size-complex="14pt"/>
    </style:style>
    <style:style style:name="T89" style:family="text">
      <style:text-properties fo:font-size="14pt" officeooo:rsid="006ad8ac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>Jenkins Notes:</text:p>
      <text:p text:style-name="P1"/>
      <text:p text:style-name="P11"><text:span text:style-name="T20">Digital Ocean </text:span>Credentials:</text:p>
      <text:p text:style-name="P3"><text:span text:style-name="T87">username: </text:span><text:a xlink:type="simple" xlink:href="mailto:mohammed.shaik81@gmail.com" text:style-name="Internet_20_link" text:visited-style-name="Visited_20_Internet_20_Link"><text:span text:style-name="T87">mohammed.shaik81@gmail.com</text:span></text:a></text:p>
      <text:p text:style-name="P71">password: <text:span text:style-name="T1">Password: Aistle7868@</text:span></text:p>
      <text:p text:style-name="P72">url: digitalocean.com</text:p>
      <text:p text:style-name="P73">jenkins password: abe59ad4d88c4cc1aa1f5fa3b29e2103</text:p>
      <text:p text:style-name="P5"/>
      <text:p text:style-name="P10">Jenkins Current Credentials</text:p>
      <text:p text:style-name="P73">username: mohammed_aybits</text:p>
      <text:p text:style-name="P73">password: Aistle7868@</text:p>
      <text:p text:style-name="P73">url: http://134.122.28.225:8080/</text:p>
      <text:p text:style-name="P1"/>
      <text:p text:style-name="P1"><text:span text:style-name="T88">1. </text:span><text:span text:style-name="T87">ssh </text:span><text:a xlink:type="simple" xlink:href="mailto:root@134.122.28.225" text:style-name="Internet_20_link" text:visited-style-name="Visited_20_Internet_20_Link"><text:span text:style-name="T87">root@134.122.28.225</text:span></text:a><text:span text:style-name="T87"> <text:s/>//command to connect to digital ocean server</text:span></text:p>
      <text:p text:style-name="P74">2. systemctl status jenkins //command to check whether jenkis is installed.</text:p>
      <text:p text:style-name="P75">3. systemctl stop jenkins //<text:span text:style-name="T2">cmd to stop the jenkins server</text:span></text:p>
      <text:p text:style-name="P76">4. systemctl start jenkins</text:p>
      <text:p text:style-name="P77">5. systemctl restart jenkins</text:p>
      <text:p text:style-name="P78"><text:span text:style-name="T3">6</text:span>. ip addr show //command to show the ip of the jenkins</text:p>
      <text:p text:style-name="P6"/>
      <text:p text:style-name="P6"/>
      <text:p text:style-name="P65">Architectural Over View of Jenkins:</text:p>
      <text:p text:style-name="P79"/>
      <text:p text:style-name="P65">Master:</text:p>
      <text:p text:style-name="P79">1. Schedule Build Job.</text:p>
      <text:p text:style-name="P79">2. Dispatch Builds to the slave for Actual Job Execution.</text:p>
      <text:p text:style-name="P79">3. Monitoring the slave and recording the build results.</text:p>
      <text:p text:style-name="P7"/>
      <text:p text:style-name="P65">Slave:</text:p>
      <text:p text:style-name="P79">1. Execute Build Jobs dispatched by master.</text:p>
      <text:p text:style-name="P79"/>
      <text:p text:style-name="P80">Jenkins Job: It refer’s to <text:s/>runnable tasks thar are controlled and monitored by jenkins.</text:p>
      <text:p text:style-name="P80">Eg: Suppose for your deployment on aws, gcp etc u can setup a job for that.</text:p>
      <text:p text:style-name="P80">Eg: U want to build the project u can setup a job for that.</text:p>
      <text:p text:style-name="P81">Eg: U want to execute some kind of sequel on the server u can set up a job for that.</text:p>
      <text:p text:style-name="P81"/>
      <text:p text:style-name="P82"><text:span text:style-name="T11">Slave / Node: </text:span><text:span text:style-name="T4">Slaves are the computer / vm’s that are setup to build projects for a Master.</text:span></text:p>
      <text:p text:style-name="P82"><text:tab/>- <text:span text:style-name="T5">Jenkins run seperate program called ‘Slave Agents’ (Java Program) on slaves.</text:span></text:p>
      <text:p text:style-name="P82"><text:tab/>- <text:span text:style-name="T6">When Slaves are registered to a master, a master starts distributing load to the slaves.</text:span></text:p>
      <text:p text:style-name="P83"><text:tab/>- <text:span text:style-name="T7">Node is used to refer all machines that are part of Jenkins grid, slaves and master.</text:span></text:p>
      <text:p text:style-name="P83"/>
      <text:p text:style-name="P84"><text:span text:style-name="T11">Executor: </text:span><text:s/>It is a seperate Stream of Builds to be run on a Node in parallel.</text:p>
      <text:p text:style-name="P84"><text:soft-page-break/><text:tab/><text:span text:style-name="T8">Executor is like a thread it executes a single job on a slave. There can be multiple executors on a single node / slave.</text:span></text:p>
      <text:p text:style-name="P84">- <text:span text:style-name="T9">On a 4 GB RAM and 2 Processors cloud machine u can execute around 50 executors at a time. And it also depends on the task / type of work and the memory it takes.</text:span></text:p>
      <text:p text:style-name="P9"/>
      <text:p text:style-name="P84"/>
      <text:p text:style-name="P85"><text:span text:style-name="T11">Plugins: </text:span><text:span text:style-name="T10">A plugin is like plugins on any other system, is a piece of software that extends the core functionality of the core Jenkins Server.</text:span></text:p>
      <text:p text:style-name="P55"/>
      <text:p text:style-name="P55"/>
      <text:p text:style-name="P55"/>
      <text:p text:style-name="P57">Continuous Integration with Jenkins</text:p>
      <text:p text:style-name="P56"/>
      <text:p text:style-name="P60">Jenkins Integration with GIT &amp; GITHUB</text:p>
      <text:p text:style-name="P92">- <text:span text:style-name="T12">Install GitHub plugin on Jenkins Server using Mangae Plugins</text:span></text:p>
      <text:p text:style-name="P92">- <text:span text:style-name="T14">git --version</text:span></text:p>
      <text:p text:style-name="P92"/>
      <text:p text:style-name="P61">Install Maven on Jenkins Host Machine</text:p>
      <text:p text:style-name="P61">- <text:span text:style-name="T13">sudo apt-get install maven</text:span></text:p>
      <text:p text:style-name="P92">- <text:span text:style-name="T14">mvn –version</text:span></text:p>
      <text:p text:style-name="P92"/>
      <text:p text:style-name="P62">Configure Jenkins to Work with Maven<text:span text:style-name="T16"> </text:span><text:span text:style-name="T17"><text:s/></text:span><text:span text:style-name="T18">&amp; GIT</text:span></text:p>
      <text:p text:style-name="P66"><text:span text:style-name="T16">J</text:span><text:span text:style-name="T15">ava Path</text:span></text:p>
      <text:p text:style-name="P68">- /usr/lib/jvm/java-8-openjdk-amd64</text:p>
      <text:p text:style-name="P66"><text:span text:style-name="T16">M</text:span><text:span text:style-name="T15">aven Path</text:span></text:p>
      <text:p text:style-name="P69">- /usr/share/maven/</text:p>
      <text:p text:style-name="P69"/>
      <text:p text:style-name="P70">Git</text:p>
      <text:p text:style-name="P70">- git //just git no path</text:p>
      <text:p text:style-name="P70"/>
      <text:p text:style-name="P67">Create Your First Maven Based Jenkins Job</text:p>
      <text:p text:style-name="P93">Maven Goals: <text:span text:style-name="T19">test, install, compile, package, deploy, test-compile etc</text:span></text:p>
      <text:p text:style-name="P93"/>
      <text:p text:style-name="P63">Source Code Polling In Jenkins</text:p>
      <text:p text:style-name="P86">Continuous Integration flow is not for manual work. </text:p>
      <text:p text:style-name="P86"/>
      <text:p text:style-name="P87">You have to select the Poll SCM</text:p>
      <text:p text:style-name="P87"/>
      <text:p text:style-name="P88">In Jenkins schedule is basicall<text:span text:style-name="T21">y</text:span> in CRON Basis.</text:p>
      <text:p text:style-name="P88"/>
      <text:p text:style-name="P64">Remote Build Trigger In Jenkins</text:p>
      <text:p text:style-name="P89">- Remote Build Trigger is helpful to execute the build externally.</text:p>
      <text:p text:style-name="P90">- If an action is triggered on Server B then a job is triggered on Server A <text:span text:style-name="T22">then Remote Build Trigger is helpful.</text:span></text:p>
      <text:p text:style-name="P90"><text:soft-page-break/>- <text:span text:style-name="T23">U can call the Build Trigger by some script, API or UI Button Click Event.</text:span></text:p>
      <text:p text:style-name="P90"/>
      <text:p text:style-name="P58"><text:span text:style-name="Teletype"><text:span text:style-name="T24">JENKINS_URL</text:span></text:span><text:span text:style-name="T87">/job/First%20Sample%20Job/build?token=</text:span><text:span text:style-name="Teletype"><text:span text:style-name="T24">TOKEN_NAME</text:span></text:span><text:span text:style-name="T87"> </text:span><text:span text:style-name="Teletype"><text:span text:style-name="T87"><text:s/></text:span></text:span></text:p>
      <text:p text:style-name="P59"><text:span text:style-name="Teletype"><text:span text:style-name="T89">JENKINS_URL(</text:span></text:span><text:a xlink:type="simple" xlink:href="http://134.122.28.225:8080/" text:style-name="Internet_20_link" text:visited-style-name="Visited_20_Internet_20_Link"><text:span text:style-name="Teletype"><text:span text:style-name="T89">http://134.122.28.225:8080/</text:span></text:span></text:a><text:span text:style-name="Teletype"><text:span text:style-name="T89">)</text:span></text:span></text:p>
      <text:p text:style-name="P59"><text:span text:style-name="Teletype"><text:span text:style-name="T87"/></text:span></text:p>
      <text:p text:style-name="P12"><text:span text:style-name="Teletype"><text:span text:style-name="T26">Archive Artifact In Jenkins</text:span></text:span></text:p>
      <text:p text:style-name="P12"><text:span text:style-name="Teletype"><text:span text:style-name="T81">IN Jenkins Server</text:span></text:span></text:p>
      <text:p text:style-name="P12"><text:span text:style-name="Teletype"><text:span text:style-name="T81">1. Build Tab</text:span></text:span></text:p>
      <text:p text:style-name="P14"><text:span text:style-name="Teletype"><text:span text:style-name="T82">2. Add post-build action</text:span></text:span></text:p>
      <text:p text:style-name="P12"><text:span text:style-name="Teletype"><text:span text:style-name="T82">3</text:span></text:span><text:span text:style-name="Teletype"><text:span text:style-name="T81">. Post-Build Actions </text:span></text:span><text:span text:style-name="Teletype"><text:span text:style-name="T83">(Invoke Top Level Maven Targets)</text:span></text:span></text:p>
      <text:p text:style-name="P13"><text:span text:style-name="Teletype"><text:span text:style-name="T84">4. </text:span></text:span><text:span text:style-name="Teletype"><text:span text:style-name="T82">F</text:span></text:span><text:span text:style-name="Teletype"><text:span text:style-name="T84">iles to archive – Enter **/*.jar Here ** means all the path available in your workspace</text:span></text:span></text:p>
      <text:p text:style-name="P15"><text:span text:style-name="Teletype"><text:span text:style-name="T85">5. **/* Will archive all artifacts.</text:span></text:span></text:p>
      <text:p text:style-name="P15"><text:span text:style-name="Teletype"><text:span text:style-name="T85"/></text:span></text:p>
      <text:p text:style-name="P16"><text:span text:style-name="Teletype"><text:span text:style-name="T27">Install &amp; Configure Tomcat in Staging Environment</text:span></text:span></text:p>
      <text:p text:style-name="P16"><text:span text:style-name="Teletype"><text:span text:style-name="T27"/></text:span></text:p>
      <text:p text:style-name="P17"><text:span text:style-name="Teletype"><text:span text:style-name="T28">Tomcat Installation on Server</text:span></text:span></text:p>
      <text:p text:style-name="P17"><text:span text:style-name="Teletype"><text:span text:style-name="T86"/></text:span></text:p>
      <text:p text:style-name="P17"><text:span text:style-name="Teletype"><text:span text:style-name="T86">1. sudo apt install unzip wget</text:span></text:span></text:p>
      <text:p text:style-name="P17"><text:span text:style-name="Teletype"><text:span text:style-name="T86">2. cd / tmp</text:span></text:span></text:p>
      <text:p text:style-name="P17"><text:span text:style-name="Teletype"><text:span text:style-name="T86">3. wget </text:span></text:span><text:a xlink:type="simple" xlink:href="https://mirrors.estointernet.in/apache/tomcat/tomcat-8/v8.5.51/bin/apache-tomcat-8.5.51.zip" text:style-name="Internet_20_link" text:visited-style-name="Visited_20_Internet_20_Link"><text:span text:style-name="Teletype"><text:span text:style-name="T86">https://mirrors.estointernet.in/apache/tomcat/tomcat-8/v8.5.51/bin/apache-tomcat-8.5.51.zip</text:span></text:span></text:a></text:p>
      <text:p text:style-name="P17"><text:span text:style-name="Teletype"><text:span text:style-name="T86">4. unzip apache-tomcat-8.5.51.zip</text:span></text:span></text:p>
      <text:p text:style-name="P17"><text:span text:style-name="Teletype"><text:span text:style-name="T86">5. sudo mkdir -p /</text:span></text:span><text:span text:style-name="Teletype"><text:span text:style-name="T63">opt/tomcat</text:span></text:span></text:p>
      <text:p text:style-name="P18"><text:span text:style-name="Teletype"><text:span text:style-name="T64">6. sudo mv apache-tomcat-8.5.51 /opt/tomcat</text:span></text:span></text:p>
      <text:p text:style-name="P18"><text:span text:style-name="Teletype"><text:span text:style-name="T64"/></text:span></text:p>
      <text:p text:style-name="P19"><text:span text:style-name="Teletype"><text:span text:style-name="T34">Change tomcat server port</text:span></text:span></text:p>
      <text:p text:style-name="P19"><text:span text:style-name="Teletype"><text:span text:style-name="T65"/></text:span></text:p>
      <text:p text:style-name="P20"><text:span text:style-name="Teletype"><text:span text:style-name="T66">7. cd /opt/tomcat/</text:span></text:span></text:p>
      <text:p text:style-name="P21"><text:span text:style-name="Teletype"><text:span text:style-name="T67">8. cd apache-tomcat-8.5.51/</text:span></text:span></text:p>
      <text:p text:style-name="P22"><text:span text:style-name="Teletype"><text:span text:style-name="T68">9. cd conf</text:span></text:span></text:p>
      <text:p text:style-name="P22"><text:span text:style-name="Teletype"><text:span text:style-name="T68">10.</text:span></text:span><text:span text:style-name="Teletype"><text:span text:style-name="T69"> vi server.xml</text:span></text:span></text:p>
      <text:p text:style-name="P23"><text:span text:style-name="Teletype"><text:span text:style-name="T70">11. / connector (it will search)</text:span></text:span></text:p>
      <text:p text:style-name="P24"><text:span text:style-name="Teletype"><text:span text:style-name="T71">12. change 8080 to 9090 then use esc key and enter wq the press enter button.</text:span></text:span></text:p>
      <text:p text:style-name="P24"><text:span text:style-name="Teletype"><text:span text:style-name="T71">13. </text:span></text:span><text:span text:style-name="Teletype"><text:span text:style-name="T72">Go to bin directory.</text:span></text:span></text:p>
      <text:p text:style-name="P25"><text:span text:style-name="Teletype"><text:span text:style-name="T73">14. ls -la</text:span></text:span></text:p>
      <text:p text:style-name="P25"><text:span text:style-name="Teletype"><text:span text:style-name="T73">15. sudo chmod +x * (Set the executable permission to the <text:tab/>all scripts which are inside the current directory)</text:span></text:span></text:p>
      <text:p text:style-name="P26"><text:span text:style-name="Teletype"><text:span text:style-name="T74">16. ./startup.sh</text:span></text:span></text:p>
      <text:p text:style-name="P27"><text:span text:style-name="Teletype"><text:span text:style-name="T75">17. ./shutdown.sh</text:span></text:span></text:p>
      <text:p text:style-name="P28"><text:span text:style-name="Teletype"><text:span text:style-name="T76">18. cd conf</text:span></text:span></text:p>
      <text:p text:style-name="P28"><text:span text:style-name="Teletype"><text:span text:style-name="T76">18. vi tomcat-users.xml</text:span></text:span></text:p>
      <text:p text:style-name="P28"><text:span text:style-name="Teletype"><text:span text:style-name="T76"/></text:span></text:p>
      <text:p text:style-name="P28"><text:span text:style-name="Teletype"><text:span text:style-name="T35">Edit Rolls so that jenkins can use the credentials</text:span></text:span></text:p>
      <text:p text:style-name="P28"><text:span text:style-name="Teletype"><text:span text:style-name="T76"/></text:span></text:p>
      <text:p text:style-name="P28"><text:soft-page-break/><text:span text:style-name="Teletype"><text:span text:style-name="T76">19.roles = manager-script, admin-gui, password: tomcat, delete the end two lines</text:span></text:span></text:p>
      <text:p text:style-name="P29"><text:span text:style-name="Teletype"><text:span text:style-name="T77">20. shutdown and restart tomcat to apply the changes.</text:span></text:span></text:p>
      <text:p text:style-name="P29"><text:span text:style-name="Teletype"><text:span text:style-name="T25"/></text:span></text:p>
      <text:p text:style-name="P30"><text:span text:style-name="Teletype"><text:span text:style-name="T30">Deploying </text:span></text:span><text:span text:style-name="Teletype"><text:span text:style-name="T29">Stag</text:span></text:span><text:span text:style-name="Teletype"><text:span text:style-name="T31">ing</text:span></text:span><text:span text:style-name="Teletype"><text:span text:style-name="T29"> Environment</text:span></text:span></text:p>
      <text:p text:style-name="P31"><text:span text:style-name="Teletype"><text:span text:style-name="T36">1. New Item</text:span></text:span></text:p>
      <text:p text:style-name="P94"><text:span text:style-name="Teletype"><text:span text:style-name="T36">2. Enter an Item Name </text:span></text:span><text:span text:style-name="Teletype"><text:span text:style-name="T41">(Package_Application)</text:span></text:span></text:p>
      <text:p text:style-name="P31"><text:span text:style-name="Teletype"><text:span text:style-name="T36">3. Free Style Project -&gt; Ok Button</text:span></text:span></text:p>
      <text:p text:style-name="P31"><text:span text:style-name="Teletype"><text:span text:style-name="T36">4. Description </text:span></text:span><text:span text:style-name="Teletype"><text:span text:style-name="T37">and select discart old builds and specify the numbers.</text:span></text:span></text:p>
      <text:p text:style-name="P31"><text:span text:style-name="Teletype"><text:span text:style-name="T36">5. Sourcode Management - &gt; git</text:span></text:span></text:p>
      <text:p text:style-name="P31"><text:span text:style-name="Teletype"><text:span text:style-name="T36">6. Select Delete workspace before build starts in Build Environement.</text:span></text:span></text:p>
      <text:p text:style-name="P31"><text:span text:style-name="Teletype"><text:span text:style-name="T36">7. Add timestamps to the console output in Build Env.</text:span></text:span></text:p>
      <text:p text:style-name="P31"><text:span text:style-name="Teletype"><text:span text:style-name="T36">8. Add build step - &gt; Select Invoke top-level maven targets</text:span></text:span></text:p>
      <text:p text:style-name="P31"><text:span text:style-name="Teletype"><text:span text:style-name="T36">9. Goals - &gt;clean package</text:span></text:span></text:p>
      <text:p text:style-name="P31"><text:span text:style-name="Teletype"><text:span text:style-name="T36">10. Select Advanced and specify the path of pom.xml file.</text:span></text:span></text:p>
      <text:p text:style-name="P32"><text:span text:style-name="Teletype"><text:span text:style-name="T37">11. </text:span></text:span><text:span text:style-name="Teletype"><text:span text:style-name="T38">Add post-build actions and select Archieve the artifacts</text:span></text:span></text:p>
      <text:p text:style-name="P33"><text:span text:style-name="Teletype"><text:span text:style-name="T38">12. Enter **/*.war</text:span></text:span></text:p>
      <text:p text:style-name="P33"><text:span text:style-name="Teletype"><text:span text:style-name="T38">13. Build Now</text:span></text:span></text:p>
      <text:p text:style-name="P33"><text:span text:style-name="Teletype"><text:span text:style-name="T38"/></text:span></text:p>
      <text:p text:style-name="P33"><text:span text:style-name="Teletype"><text:span text:style-name="T38">1. Go to Mangage Jenkins</text:span></text:span></text:p>
      <text:p text:style-name="P33"><text:span text:style-name="Teletype"><text:span text:style-name="T38">2. Go to Manage Plugins</text:span></text:span></text:p>
      <text:p text:style-name="P33"><text:span text:style-name="Teletype"><text:span text:style-name="T38">3. Select Available</text:span></text:span></text:p>
      <text:p text:style-name="P33"><text:span text:style-name="Teletype"><text:span text:style-name="T38">4. Search for copy artifact</text:span></text:span></text:p>
      <text:p text:style-name="P33"><text:span text:style-name="Teletype"><text:span text:style-name="T38">5. Install </text:span></text:span><text:span text:style-name="Teletype"><text:span text:style-name="T39">without restart</text:span></text:span></text:p>
      <text:p text:style-name="P34"><text:span text:style-name="Teletype"><text:span text:style-name="T39">6. Install Deploy to container plugin</text:span></text:span></text:p>
      <text:p text:style-name="P35"><text:span text:style-name="Teletype"><text:span text:style-name="T40">7. Create a new job Deploy_application</text:span></text:span></text:p>
      <text:p text:style-name="P35"><text:span text:style-name="Teletype"><text:span text:style-name="T40">8. At Add build step select Copy artifacts from another project</text:span></text:span></text:p>
      <text:p text:style-name="P36"><text:span text:style-name="Teletype"><text:span text:style-name="T41">9. Enter the project name of previous project as <text:s/>Package_Application</text:span></text:span></text:p>
      <text:p text:style-name="P36"><text:span text:style-name="Teletype"><text:span text:style-name="T41">10. Check the Stable Build Option.</text:span></text:span></text:p>
      <text:p text:style-name="P36"><text:span text:style-name="Teletype"><text:span text:style-name="T41">11. </text:span></text:span><text:span text:style-name="Teletype"><text:span text:style-name="T42">Artifacts to copy -&gt; **/*.</text:span></text:span><text:span text:style-name="Teletype"><text:span text:style-name="T43">war</text:span></text:span></text:p>
      <text:p text:style-name="P37"><text:span text:style-name="Teletype"><text:span text:style-name="T43">12. <text:s/></text:span></text:span><text:span text:style-name="Teletype"><text:span text:style-name="T44">In Post build-actions select Deploy war/ear to container</text:span></text:span></text:p>
      <text:p text:style-name="P38"><text:span text:style-name="Teletype"><text:span text:style-name="T44">13. </text:span></text:span><text:span text:style-name="Teletype"><text:span text:style-name="T45">war/ear </text:span></text:span><text:span text:style-name="Teletype"><text:span text:style-name="T46">-</text:span></text:span><text:span text:style-name="Teletype"><text:span text:style-name="T47">&gt;</text:span></text:span><text:span text:style-name="Teletype"><text:span text:style-name="T45"> **/*.war</text:span></text:span></text:p>
      <text:p text:style-name="P39"><text:span text:style-name="Teletype"><text:span text:style-name="T45">14. </text:span></text:span><text:span text:style-name="Teletype"><text:span text:style-name="T46">Contextpath -&gt; /</text:span></text:span></text:p>
      <text:p text:style-name="P40"><text:span text:style-name="Teletype"><text:span text:style-name="T46">15. </text:span></text:span><text:span text:style-name="Teletype"><text:span text:style-name="T48">Add container -&gt; select Tomcat 8.x</text:span></text:span></text:p>
      <text:p text:style-name="P41"><text:span text:style-name="Teletype"><text:span text:style-name="T49">16. Add Credentials -&gt; Jenkins Credentials</text:span></text:span></text:p>
      <text:p text:style-name="P41"><text:span text:style-name="Teletype"><text:span text:style-name="T49">17. username and password -&gt; tomcat &amp; tomcat</text:span></text:span></text:p>
      <text:p text:style-name="P41"><text:span text:style-name="Teletype"><text:span text:style-name="T49">18. </text:span></text:span><text:span text:style-name="Teletype"><text:span text:style-name="T50">Now for credentials tomcat</text:span></text:span></text:p>
      <text:p text:style-name="P42"><text:span text:style-name="Teletype"><text:span text:style-name="T50">19. </text:span></text:span><text:span text:style-name="Teletype"><text:span text:style-name="T51">Server url -&gt; </text:span></text:span><text:a xlink:type="simple" xlink:href="http://134.122.28.225:9090/" text:style-name="Internet_20_link" text:visited-style-name="Visited_20_Internet_20_Link"><text:span text:style-name="Teletype"><text:span text:style-name="T51">http://134.122.28.225:9090</text:span></text:span></text:a></text:p>
      <text:p text:style-name="P43"><text:span text:style-name="Teletype"><text:span text:style-name="T51">20. Click on save.</text:span></text:span></text:p>
      <text:p text:style-name="P43"><text:span text:style-name="Teletype"><text:span text:style-name="T51"/></text:span></text:p>
      <text:p text:style-name="P44"><text:span text:style-name="Teletype"><text:span text:style-name="T52">Make the jobs dependent on each other:</text:span></text:span></text:p>
      <text:p text:style-name="P44"><text:span text:style-name="Teletype"><text:span text:style-name="T52">1. Go to Package Application</text:span></text:span></text:p>
      <text:p text:style-name="P44"><text:span text:style-name="Teletype"><text:span text:style-name="T52">2. Selct Post Build-Actions</text:span></text:span></text:p>
      <text:p text:style-name="P44"><text:span text:style-name="Teletype"><text:span text:style-name="T52">3. </text:span></text:span><text:span text:style-name="Teletype"><text:span text:style-name="T53">Add post-build action and select Build other projects</text:span></text:span></text:p>
      <text:p text:style-name="P45"><text:span text:style-name="Teletype"><text:span text:style-name="T53">4. </text:span></text:span><text:span text:style-name="Teletype"><text:span text:style-name="T54">Type and select Deploy_Application_Staging_en</text:span></text:span></text:p>
      <text:p text:style-name="P46"><text:span text:style-name="Teletype"><text:span text:style-name="T54">5. Sel</text:span></text:span><text:span text:style-name="Teletype"><text:span text:style-name="T55">e</text:span></text:span><text:span text:style-name="Teletype"><text:span text:style-name="T54">ct Tirgger only if the build is stable</text:span></text:span></text:p>
      <text:p text:style-name="P47"><text:soft-page-break/><text:span text:style-name="Teletype"><text:span text:style-name="T56">6. In Poll SCM put </text:span></text:span><text:span text:style-name="Teletype"><text:span text:style-name="T57">cron syntax for every minute</text:span></text:span></text:p>
      <text:p text:style-name="P48"><text:span text:style-name="Teletype"><text:span text:style-name="T58">7. Save</text:span></text:span></text:p>
      <text:p text:style-name="P48"><text:span text:style-name="Teletype"><text:span text:style-name="T58"/></text:span></text:p>
      <text:p text:style-name="P49"><text:span text:style-name="Teletype"><text:span text:style-name="T59">Once you save u get one more option </text:span></text:span><text:span text:style-name="Teletype"><text:span text:style-name="T60">inside your Package Application as Downstream Projects.</text:span></text:span></text:p>
      <text:p text:style-name="P49"><text:span text:style-name="Teletype"><text:span text:style-name="T60"/></text:span></text:p>
      <text:p text:style-name="P50"><text:span text:style-name="Teletype"><text:span text:style-name="T32">Build Pipeline Plugin</text:span></text:span></text:p>
      <text:p text:style-name="P52"><text:span text:style-name="Teletype"><text:span text:style-name="T62">Install the Build Pipeline Plugin</text:span></text:span></text:p>
      <text:p text:style-name="P53"><text:span text:style-name="Teletype"><text:span text:style-name="T78">1. Click on + icon</text:span></text:span></text:p>
      <text:p text:style-name="P54"><text:span text:style-name="Teletype"><text:span text:style-name="T79">2. Enter View name</text:span></text:span></text:p>
      <text:p text:style-name="P53"><text:span text:style-name="Teletype"><text:span text:style-name="T79">3</text:span></text:span><text:span text:style-name="Teletype"><text:span text:style-name="T78">. Select Build Pipeline View.</text:span></text:span></text:p>
      <text:p text:style-name="P53"><text:span text:style-name="Teletype"><text:span text:style-name="T79">4</text:span></text:span><text:span text:style-name="Teletype"><text:span text:style-name="T78">. </text:span></text:span><text:span text:style-name="Teletype"><text:span text:style-name="T80">Enter some Build Pipeline View Title</text:span></text:span></text:p>
      <text:p text:style-name="P96"><text:span text:style-name="Teletype"><text:span text:style-name="T80">5. Select Initial Job – Package_Application</text:span></text:span></text:p>
      <text:p text:style-name="P96"><text:span text:style-name="Teletype"><text:span text:style-name="T80">6. Click on Ok</text:span></text:span></text:p>
      <text:p text:style-name="P96"><text:span text:style-name="Teletype"><text:span text:style-name="T80"/></text:span></text:p>
      <text:p text:style-name="P51"><text:span text:style-name="Teletype"><text:span text:style-name="T33"/></text:span></text:p>
      <text:p text:style-name="P49"><text:span text:style-name="Teletype"><text:span text:style-name="T60"/></text:span></text:p>
      <text:p text:style-name="P50"><text:span text:style-name="Teletype"><text:span text:style-name="T61"/></text:span></text:p>
      <text:p text:style-name="P46"><text:span text:style-name="Teletype"><text:span text:style-name="T54"/></text:span></text:p>
      <text:p text:style-name="P30"><text:span text:style-name="Teletype"><text:span text:style-name="T29"/></text:span></text:p>
      <text:p text:style-name="P58"/>
      <text:p text:style-name="P8"><text:tab/></text:p>
      <text:p text:style-name="P4"><text:s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7:44:32.836376284</meta:creation-date>
    <dc:date>2020-03-16T16:28:15.691270215</dc:date>
    <meta:editing-duration>PT7H4M13S</meta:editing-duration>
    <meta:editing-cycles>140</meta:editing-cycles>
    <meta:generator>LibreOffice/6.0.7.3$Linux_X86_64 LibreOffice_project/00m0$Build-3</meta:generator>
    <meta:document-statistic meta:table-count="0" meta:image-count="0" meta:object-count="0" meta:page-count="5" meta:paragraph-count="146" meta:word-count="1007" meta:character-count="6078" meta:non-whitespace-character-count="5198"/>
  </office:meta>
</office:document-meta>
</file>